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e8a" officeooo:paragraph-rsid="000a3e8a"/>
    </style:style>
    <style:style style:name="P2" style:family="paragraph" style:parent-style-name="Standard">
      <style:text-properties officeooo:rsid="000b8594" officeooo:paragraph-rsid="000b8594"/>
    </style:style>
    <style:style style:name="P3" style:family="paragraph" style:parent-style-name="Standard">
      <style:text-properties officeooo:rsid="000d7c98" officeooo:paragraph-rsid="000d7c98"/>
    </style:style>
    <style:style style:name="T1" style:family="text">
      <style:text-properties officeooo:rsid="000a3e8a"/>
    </style:style>
    <style:style style:name="T2" style:family="text">
      <style:text-properties officeooo:rsid="000b8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Looplar. While, For</text:span></text:p>
      <text:p text:style-name="Standard"/>
      <text:p text:style-name="P1">1. 1 dan boshlab 10gacha bo’lgan sonlarni orasida bo’sh joy bilan ekrangga chiqaring.</text:p>
      <text:p text:style-name="P1"/>
      <text:p text:style-name="P1">2. Integer tipida bitta o’zgaruvchi o’qing va konsoldan kiriting. 0 dan boshlab shu kiritilgan songacha bo’lgan hamma sonni ekrangga orasida bosh joy bilan chop eting.</text:p>
      <text:p text:style-name="P1"/>
      <text:p text:style-name="P1">3. <text:s text:c="2"/>Integer tipida bitta o’zgaruvchi o’qing va konsoldan kiriting. 0 dan boshlab shu kiritilgan songacha bo’lgan hamma juft sonlarni ekrangga chiqaring.</text:p>
      <text:p text:style-name="P1"/>
      <text:p text:style-name="P1">4. <text:s/>Integer tipida bitta o’zgaruvchi o’qing va konsoldan kiriting. 0 dan boshlab shu kiritilgan songacha bo’lgan hamma toq sonlarni ekrangga chiqaring.</text:p>
      <text:p text:style-name="P1"/>
      <text:p text:style-name="P1">5. <text:s/>Integer tipida bitta o’zgaruvchi o’qing va konsoldan kiriting. 0 dan boshlab shu kiritilgan songacha bo’lgan hamma sonlarni yig’indisini ekrangga chop eting.</text:p>
      <text:p text:style-name="P1"/>
      <text:p text:style-name="P1">6. <text:s/>Integer tipida bitta o’zgaruvchi o’qing va konsoldan kiriting. 0 dan boshlab shu kiritilgan songacha bo’lgan hamma sonlarni kvadratini ekrangga chiqaring.</text:p>
      <text:p text:style-name="P1"/>
      <text:p text:style-name="P1">7. <text:s/>Integer tipida bitta o’zgaruvchi o’qing va konsoldan kiriting. 0 dan boshlab shu kiritilgan songacha bo’lgan hamma sonlarni juftlarini yig’indisini toping va toq sonlarini yig’indisini toping. Ekranga juft sonlar yig’indisi va toq sonlar yig’indisidan kattasini chiqaring.</text:p>
      <text:p text:style-name="P1"/>
      <text:p text:style-name="P1">8. Integer tipida ikkita sonni kiriting va birinchi sondan boshlab ikkinchi songacha bo’lgan hamma sonni ekranga chiqaring.</text:p>
      <text:p text:style-name="P1"/>
      <text:p text:style-name="P1">9. Integer tipida ikkita sonni kiriting va birinchi sondan boshlab ikkinchi songacha bo’lgan hamma sonlar yig’indisini toping.</text:p>
      <text:p text:style-name="P1"/>
      <text:p text:style-name="P1">10. String tipida bitta o’zgaruvchini o’qing va konsoldan kiriting . Va shu so’zni ekranga 12 marta tagma-tag chiqaring.</text:p>
      <text:p text:style-name="P1"/>
      <text:p text:style-name="P1">11. 10gacha <text:s/>bo’lgan Fibonaccini ekrangga chiqaring.</text:p>
      <text:p text:style-name="P1"/>
      <text:p text:style-name="P1">12. 1dan boshlan 50gacha bo’lgan sonlar ichidan 3ga qoldiqsiz bo’linadiganlarini ekranga chiqaring.</text:p>
      <text:p text:style-name="P1"/>
      <text:p text:style-name="P1">13. <text:span text:style-name="T2">Integerda 2ta son o’qing, ikki sonning EKUBini toping.</text:span></text:p>
      <text:p text:style-name="P1"/>
      <text:p text:style-name="P2">14. <text:bookmark-start text:name="__DdeLink__66_2672340124"/>“Biz bo’lajak Dasturchilarmiz” <text:bookmark-end text:name="__DdeLink__66_2672340124"/>degan textni ekranga 5 marta tagma-tag chiqaring.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8:51:48.220568101</meta:creation-date>
    <dc:date>2023-05-10T19:00:25.870539439</dc:date>
    <meta:editing-duration>PT6H46M53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1" meta:paragraph-count="15" meta:word-count="252" meta:character-count="1837" meta:non-whitespace-character-count="1588"/>
  </office:meta>
</office:document-meta>
</file>